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1.3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3</text:p>
          </table:table-cell>
          <table:table-cell office:value-type="string">
            <text:p>Bunyip</text:p>
          </table:table-cell>
          <table:table-cell office:value-type="string">
            <text:p>Swamp Thing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1</text:p>
          </table:table-cell>
          <table:table-cell office:value-type="string">
            <text:p>Beelzebufo</text:p>
          </table:table-cell>
          <table:table-cell office:value-type="string">
            <text:p>Frog Outta 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4</text:p>
          </table:table-cell>
          <table:table-cell office:value-type="string">
            <text:p>Cartorhynchus</text:p>
          </table:table-cell>
          <table:table-cell office:value-type="string">
            <text:p>Sudden Diversificatio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9</text:p>
          </table:table-cell>
          <table:table-cell office:value-type="string">
            <text:p>Diictodon</text:p>
          </table:table-cell>
          <table:table-cell office:value-type="string">
            <text:p>Burrow Steal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oing Underg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9</text:p>
          </table:table-cell>
          <table:table-cell office:value-type="string">
            <text:p>Diprotodon</text:p>
          </table:table-cell>
          <table:table-cell office:value-type="string">
            <text:p>Combat Womba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6</text:p>
          </table:table-cell>
          <table:table-cell office:value-type="string">
            <text:p>Hyaenodon</text:p>
          </table:table-cell>
          <table:table-cell office:value-type="string">
            <text:p>Laughing Mat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5</text:p>
          </table:table-cell>
          <table:table-cell office:value-type="string">
            <text:p>Langstonia</text:p>
          </table:table-cell>
          <table:table-cell office:value-type="string">
            <text:p>Teeth Bare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7</text:p>
          </table:table-cell>
          <table:table-cell office:value-type="string">
            <text:p>Mastodon</text:p>
          </table:table-cell>
          <table:table-cell office:value-type="string">
            <text:p>Tuskmas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3</text:p>
          </table:table-cell>
          <table:table-cell office:value-type="string">
            <text:p>Meganeura</text:p>
          </table:table-cell>
          <table:table-cell office:value-type="string">
            <text:p>Impressive Wingspa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0</text:p>
          </table:table-cell>
          <table:table-cell office:value-type="string">
            <text:p>Purgatorius</text:p>
          </table:table-cell>
          <table:table-cell office:value-type="string">
            <text:p>Primate Progeni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4</text:p>
          </table:table-cell>
          <table:table-cell office:value-type="string">
            <text:p>Purussaurus</text:p>
          </table:table-cell>
          <table:table-cell office:value-type="string">
            <text:p>Ancient Alliga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6</text:p>
          </table:table-cell>
          <table:table-cell office:value-type="string">
            <text:p>Simosuchus</text:p>
          </table:table-cell>
          <table:table-cell office:value-type="string">
            <text:p>Short Sku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1</text:p>
          </table:table-cell>
          <table:table-cell office:value-type="string">
            <text:p>Thylacosmilus</text:p>
          </table:table-cell>
          <table:table-cell office:value-type="string">
            <text:p>Chin U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7</text:p>
          </table:table-cell>
          <table:table-cell office:value-type="string">
            <text:p>Baryonyx</text:p>
          </table:table-cell>
          <table:table-cell office:value-type="string">
            <text:p>Heavy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9</text:p>
          </table:table-cell>
          <table:table-cell office:value-type="string">
            <text:p>Carcharodontosaurus</text:p>
          </table:table-cell>
          <table:table-cell office:value-type="string">
            <text:p>Jagged Edg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2</text:p>
          </table:table-cell>
          <table:table-cell office:value-type="string">
            <text:p>Carnotaurus</text:p>
          </table:table-cell>
          <table:table-cell office:value-type="string">
            <text:p>Headstro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8</text:p>
          </table:table-cell>
          <table:table-cell office:value-type="string">
            <text:p>Ceratosaurus</text:p>
          </table:table-cell>
          <table:table-cell office:value-type="string">
            <text:p>Horn Sec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Carnot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0</text:p>
          </table:table-cell>
          <table:table-cell office:value-type="string">
            <text:p>Coelophysis</text:p>
          </table:table-cell>
          <table:table-cell office:value-type="string">
            <text:p>Hollow Threat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6</text:p>
          </table:table-cell>
          <table:table-cell office:value-type="string">
            <text:p>Compsognathus</text:p>
          </table:table-cell>
          <table:table-cell office:value-type="string">
            <text:p>Compy-ti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6</text:p>
          </table:table-cell>
          <table:table-cell office:value-type="string">
            <text:p>Cryoloph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5</text:p>
          </table:table-cell>
          <table:table-cell office:value-type="string">
            <text:p>Daspletosaurus</text:p>
          </table:table-cell>
          <table:table-cell office:value-type="string">
            <text:p>Shre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1</text:p>
          </table:table-cell>
          <table:table-cell office:value-type="string">
            <text:p>Deinonych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4</text:p>
          </table:table-cell>
          <table:table-cell office:value-type="string">
            <text:p>Dilophosaurus</text:p>
          </table:table-cell>
          <table:table-cell office:value-type="string">
            <text:p>Dial-a-Phosauru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Dreyfuss Model 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8</text:p>
          </table:table-cell>
          <table:table-cell office:value-type="string">
            <text:p>Dimetrodon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5</text:p>
          </table:table-cell>
          <table:table-cell office:value-type="string">
            <text:p>Giganotosaurus</text:p>
          </table:table-cell>
          <table:table-cell office:value-type="string">
            <text:p>Dino Hun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Fusi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9</text:p>
          </table:table-cell>
          <table:table-cell office:value-type="string">
            <text:p>Gorgosaurus</text:p>
          </table:table-cell>
          <table:table-cell office:value-type="string">
            <text:p>Evil Drea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2</text:p>
          </table:table-cell>
          <table:table-cell office:value-type="string">
            <text:p>Irritator</text:p>
          </table:table-cell>
          <table:table-cell office:value-type="string">
            <text:p>Semiaquati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aging Riv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9</text:p>
          </table:table-cell>
          <table:table-cell office:value-type="string">
            <text:p>Mapusaurus</text:p>
          </table:table-cell>
          <table:table-cell office:value-type="string">
            <text:p>Put Them on the Map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0</text:p>
          </table:table-cell>
          <table:table-cell office:value-type="string">
            <text:p>Megalosaurus</text:p>
          </table:table-cell>
          <table:table-cell office:value-type="string">
            <text:p>Megalomania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1</text:p>
          </table:table-cell>
          <table:table-cell office:value-type="string">
            <text:p>Megaraptor</text:p>
          </table:table-cell>
          <table:table-cell office:value-type="string">
            <text:p>Toe in the Slaugh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2</text:p>
          </table:table-cell>
          <table:table-cell office:value-type="string">
            <text:p>Nanuqsaurus</text:p>
          </table:table-cell>
          <table:table-cell office:value-type="string">
            <text:p>Climatic Extrem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4</text:p>
          </table:table-cell>
          <table:table-cell office:value-type="string">
            <text:p>Ornithosuchus</text:p>
          </table:table-cell>
          <table:table-cell office:value-type="string">
            <text:p>Quackodil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4</text:p>
          </table:table-cell>
          <table:table-cell office:value-type="string">
            <text:p>Postosuch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erican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altwat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Mugg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0</text:p>
          </table:table-cell>
          <table:table-cell office:value-type="string">
            <text:p>Pyroraptor</text:p>
          </table:table-cell>
          <table:table-cell office:value-type="string">
            <text:p>Fire Thiev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romethe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Promethe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7</text:p>
          </table:table-cell>
          <table:table-cell office:value-type="string">
            <text:p>Rajasaurus</text:p>
          </table:table-cell>
          <table:table-cell office:value-type="string">
            <text:p>Princely Su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7</text:p>
          </table:table-cell>
          <table:table-cell office:value-type="string">
            <text:p>Saurophaganax</text:p>
          </table:table-cell>
          <table:table-cell office:value-type="string">
            <text:p>Apex Attack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7</text:p>
          </table:table-cell>
          <table:table-cell office:value-type="string">
            <text:p>Shuvuuia</text:p>
          </table:table-cell>
          <table:table-cell office:value-type="string">
            <text:p>Mouth Off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9</text:p>
          </table:table-cell>
          <table:table-cell office:value-type="string">
            <text:p>Siamotyrannus</text:p>
          </table:table-cell>
          <table:table-cell office:value-type="string">
            <text:p>Tyra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4</text:p>
          </table:table-cell>
          <table:table-cell office:value-type="string">
            <text:p>Tarb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1</text:p>
          </table:table-cell>
          <table:table-cell office:value-type="string">
            <text:p>Thanos Simonattoi</text:p>
          </table:table-cell>
          <table:table-cell office:value-type="string">
            <text:p>Snap!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1</text:p>
          </table:table-cell>
          <table:table-cell office:value-type="string">
            <text:p>Torvosaurus</text:p>
          </table:table-cell>
          <table:table-cell office:value-type="string">
            <text:p>Strongar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5</text:p>
          </table:table-cell>
          <table:table-cell office:value-type="string">
            <text:p>Tyrannosaurus Rex</text:p>
          </table:table-cell>
          <table:table-cell office:value-type="string">
            <text:p>Jaws of Terro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evel-up rew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0</text:p>
          </table:table-cell>
          <table:table-cell office:value-type="string">
            <text:p>Utahraptor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1</text:p>
          </table:table-cell>
          <table:table-cell office:value-type="string">
            <text:p>Dinosaur Eggs</text:p>
          </table:table-cell>
          <table:table-cell office:value-type="string">
            <text:p>Eggs In One Basket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Egg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Egg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2</text:p>
          </table:table-cell>
          <table:table-cell office:value-type="string">
            <text:p>Pangea</text:p>
          </table:table-cell>
          <table:table-cell office:value-type="string">
            <text:p>One Worl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4</text:p>
          </table:table-cell>
          <table:table-cell office:value-type="string">
            <text:p>Trilob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1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7</text:p>
          </table:table-cell>
          <table:table-cell office:value-type="string">
            <text:p>Caihong Juji</text:p>
          </table:table-cell>
          <table:table-cell office:value-type="string">
            <text:p>Rainbow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3</text:p>
          </table:table-cell>
          <table:table-cell office:value-type="string">
            <text:p>Cryodrakon</text:p>
          </table:table-cell>
          <table:table-cell office:value-type="string">
            <text:p>Cry Some Mor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4</text:p>
          </table:table-cell>
          <table:table-cell office:value-type="string">
            <text:p>Cygnus Falconeri</text:p>
          </table:table-cell>
          <table:table-cell office:value-type="string">
            <text:p>Swan Abou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0</text:p>
          </table:table-cell>
          <table:table-cell office:value-type="string">
            <text:p>Darwinopterus</text:p>
          </table:table-cell>
          <table:table-cell office:value-type="string">
            <text:p>Darwin's W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1</text:p>
          </table:table-cell>
          <table:table-cell office:value-type="string">
            <text:p>Dearc</text:p>
          </table:table-cell>
          <table:table-cell office:value-type="string">
            <text:p>Detriomph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9</text:p>
          </table:table-cell>
          <table:table-cell office:value-type="string">
            <text:p>Dimorphodon</text:p>
          </table:table-cell>
          <table:table-cell office:value-type="string">
            <text:p>Tooth Hur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6</text:p>
          </table:table-cell>
          <table:table-cell office:value-type="string">
            <text:p>Dorygnath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5</text:p>
          </table:table-cell>
          <table:table-cell office:value-type="string">
            <text:p>Dsungaripterus</text:p>
          </table:table-cell>
          <table:table-cell office:value-type="string">
            <text:p>Short Burs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3</text:p>
          </table:table-cell>
          <table:table-cell office:value-type="string">
            <text:p>Eudimorphodon</text:p>
          </table:table-cell>
          <table:table-cell office:value-type="string">
            <text:p>Piscavori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6</text:p>
          </table:table-cell>
          <table:table-cell office:value-type="string">
            <text:p>Haast's Eagle</text:p>
          </table:table-cell>
          <table:table-cell office:value-type="string">
            <text:p>Haast To Be Perfec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3</text:p>
          </table:table-cell>
          <table:table-cell office:value-type="string">
            <text:p>Icarosaurus</text:p>
          </table:table-cell>
          <table:table-cell office:value-type="string">
            <text:p>Icarus Liza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he Sun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5</text:p>
          </table:table-cell>
          <table:table-cell office:value-type="string">
            <text:p>Jeholornis</text:p>
          </table:table-cell>
          <table:table-cell office:value-type="string">
            <text:p>Naming Disput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8</text:p>
          </table:table-cell>
          <table:table-cell office:value-type="string">
            <text:p>Microraptor</text:p>
          </table:table-cell>
          <table:table-cell office:value-type="string">
            <text:p>Four-wing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1</text:p>
          </table:table-cell>
          <table:table-cell office:value-type="string">
            <text:p>Ornithocheir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6</text:p>
          </table:table-cell>
          <table:table-cell office:value-type="string">
            <text:p>Peteinosaurus</text:p>
          </table:table-cell>
          <table:table-cell office:value-type="string">
            <text:p>Small Fl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hick-headed F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4</text:p>
          </table:table-cell>
          <table:table-cell office:value-type="string">
            <text:p>Pteranodon</text:p>
          </table:table-cell>
          <table:table-cell office:value-type="string">
            <text:p>Soar, Loser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2</text:p>
          </table:table-cell>
          <table:table-cell office:value-type="string">
            <text:p>Pterodactylus</text:p>
          </table:table-cell>
          <table:table-cell office:value-type="string">
            <text:p>Night P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1</text:p>
          </table:table-cell>
          <table:table-cell office:value-type="string">
            <text:p>Pterodaustro</text:p>
          </table:table-cell>
          <table:table-cell office:value-type="string">
            <text:p>Flamin-Go!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ming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7</text:p>
          </table:table-cell>
          <table:table-cell office:value-type="string">
            <text:p>Quetzalcoatlus</text:p>
          </table:table-cell>
          <table:table-cell office:value-type="string">
            <text:p>Power of the Serpent Go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ushma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etzalcoat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Rhamphorhynchus</text:p>
          </table:table-cell>
          <table:table-cell office:value-type="string">
            <text:p>Well Preserv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4</text:p>
          </table:table-cell>
          <table:table-cell office:value-type="string">
            <text:p>Sharovipteryx</text:p>
          </table:table-cell>
          <table:table-cell office:value-type="string">
            <text:p>Maria Sharovipteryx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nn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1</text:p>
          </table:table-cell>
          <table:table-cell office:value-type="string">
            <text:p>Tapejara</text:p>
          </table:table-cell>
          <table:table-cell office:value-type="string">
            <text:p>Old Be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5</text:p>
          </table:table-cell>
          <table:table-cell office:value-type="string">
            <text:p>Thalassodrome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2</text:p>
          </table:table-cell>
          <table:table-cell office:value-type="string">
            <text:p>Tropeognathus</text:p>
          </table:table-cell>
          <table:table-cell office:value-type="string">
            <text:p>Keel Jaw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of the Serpent God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0</text:p>
          </table:table-cell>
          <table:table-cell office:value-type="string">
            <text:p>Tupuxuara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Parasauroloph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5</text:p>
          </table:table-cell>
          <table:table-cell office:value-type="string">
            <text:p>Woodward's Eagle</text:p>
          </table:table-cell>
          <table:table-cell office:value-type="string">
            <text:p>Open Habita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9</text:p>
          </table:table-cell>
          <table:table-cell office:value-type="string">
            <text:p>Yanornis</text:p>
          </table:table-cell>
          <table:table-cell office:value-type="string">
            <text:p>Upstroke Uptick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2</text:p>
          </table:table-cell>
          <table:table-cell office:value-type="string">
            <text:p>Yi Qi</text:p>
          </table:table-cell>
          <table:table-cell office:value-type="string">
            <text:p>Stranger Wi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9</text:p>
          </table:table-cell>
          <table:table-cell office:value-type="string">
            <text:p>Zhejiangopterus</text:p>
          </table:table-cell>
          <table:table-cell office:value-type="string">
            <text:p>Ready to Swoop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0</text:p>
          </table:table-cell>
          <table:table-cell office:value-type="string">
            <text:p>Zhenyuanopterus</text:p>
          </table:table-cell>
          <table:table-cell office:value-type="string">
            <text:p>Grin and Bear I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9</text:p>
          </table:table-cell>
          <table:table-cell office:value-type="string">
            <text:p>James Hall</text:p>
          </table:table-cell>
          <table:table-cell office:value-type="string">
            <text:p>Paleological Influence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self</text:p>
          </table:table-cell>
          <table:table-cell table:number-columns-repeated="2"/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4</text:p>
          </table:table-cell>
          <table:table-cell office:value-type="string">
            <text:p>Barosaurus</text:p>
          </table:table-cell>
          <table:table-cell office:value-type="string">
            <text:p>He is Heavy, He's My Br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5</text:p>
          </table:table-cell>
          <table:table-cell office:value-type="string">
            <text:p>Brachiosaurus</text:p>
          </table:table-cell>
          <table:table-cell office:value-type="string">
            <text:p>Wind Your Neck I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2</text:p>
          </table:table-cell>
          <table:table-cell office:value-type="string">
            <text:p>Brontosaurus</text:p>
          </table:table-cell>
          <table:table-cell office:value-type="string">
            <text:p>STOMP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9</text:p>
          </table:table-cell>
          <table:table-cell office:value-type="string">
            <text:p>Centrosaurus</text:p>
          </table:table-cell>
          <table:table-cell office:value-type="string">
            <text:p>Centre of Attenti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1</text:p>
          </table:table-cell>
          <table:table-cell office:value-type="string">
            <text:p>Chilesaurus</text:p>
          </table:table-cell>
          <table:table-cell office:value-type="string">
            <text:p>Friends Not Fo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4</text:p>
          </table:table-cell>
          <table:table-cell office:value-type="string">
            <text:p>Corythosaurus</text:p>
          </table:table-cell>
          <table:table-cell office:value-type="string">
            <text:p>Duck-Billed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6</text:p>
          </table:table-cell>
          <table:table-cell office:value-type="string">
            <text:p>Demandasaurus</text:p>
          </table:table-cell>
          <table:table-cell office:value-type="string">
            <text:p>In Demand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3</text:p>
          </table:table-cell>
          <table:table-cell office:value-type="string">
            <text:p>Diabloceratops</text:p>
          </table:table-cell>
          <table:table-cell office:value-type="string">
            <text:p>Devil Insid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4</text:p>
          </table:table-cell>
          <table:table-cell office:value-type="string">
            <text:p>Diplodocus</text:p>
          </table:table-cell>
          <table:table-cell office:value-type="string">
            <text:p>Double Beam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0</text:p>
          </table:table-cell>
          <table:table-cell office:value-type="string">
            <text:p>Edmontosaurus</text:p>
          </table:table-cell>
          <table:table-cell office:value-type="string">
            <text:p>Top of the Bi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6</text:p>
          </table:table-cell>
          <table:table-cell office:value-type="string">
            <text:p>Einiosaurus</text:p>
          </table:table-cell>
          <table:table-cell office:value-type="string">
            <text:p>Identification Problem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3</text:p>
          </table:table-cell>
          <table:table-cell office:value-type="string">
            <text:p>Europasaurus</text:p>
          </table:table-cell>
          <table:table-cell office:value-type="string">
            <text:p>Stout Defenc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8</text:p>
          </table:table-cell>
          <table:table-cell office:value-type="string">
            <text:p>Hellboy, the regaliceratops</text:p>
          </table:table-cell>
          <table:table-cell office:value-type="string">
            <text:p>Summoned from He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Hell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7</text:p>
          </table:table-cell>
          <table:table-cell office:value-type="string">
            <text:p>Iguanodon</text:p>
          </table:table-cell>
          <table:table-cell office:value-type="string">
            <text:p>Iguana D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Green Iguan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2</text:p>
          </table:table-cell>
          <table:table-cell office:value-type="string">
            <text:p>Lambeosaurus</text:p>
          </table:table-cell>
          <table:table-cell office:value-type="string">
            <text:p>Hatchet Job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8</text:p>
          </table:table-cell>
          <table:table-cell office:value-type="string">
            <text:p>Leaellynasaura</text:p>
          </table:table-cell>
          <table:table-cell office:value-type="string">
            <text:p>Leaellyn's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1</text:p>
          </table:table-cell>
          <table:table-cell office:value-type="string">
            <text:p>Maiasaura</text:p>
          </table:table-cell>
          <table:table-cell office:value-type="string">
            <text:p>Good M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Mother Orangut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2</text:p>
          </table:table-cell>
          <table:table-cell office:value-type="string">
            <text:p>Mercuriceratops</text:p>
          </table:table-cell>
          <table:table-cell office:value-type="string">
            <text:p>Mercuriceratops Gemini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Mercu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Gemin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9</text:p>
          </table:table-cell>
          <table:table-cell office:value-type="string">
            <text:p>Pachycephalosaurus</text:p>
          </table:table-cell>
          <table:table-cell office:value-type="string">
            <text:p>Headfir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2</text:p>
          </table:table-cell>
          <table:table-cell office:value-type="string">
            <text:p>Parasaurolophus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upuxuar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9</text:p>
          </table:table-cell>
          <table:table-cell office:value-type="string">
            <text:p>Patagotitan</text:p>
          </table:table-cell>
          <table:table-cell office:value-type="string">
            <text:p>Living It Larg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string">
            <text:p>Titan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3</text:p>
          </table:table-cell>
          <table:table-cell office:value-type="string">
            <text:p>Pegomastax</text:p>
          </table:table-cell>
          <table:table-cell office:value-type="string">
            <text:p>Strong Jaw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7</text:p>
          </table:table-cell>
          <table:table-cell office:value-type="string">
            <text:p>Pentaceratops</text:p>
          </table:table-cell>
          <table:table-cell office:value-type="string">
            <text:p>Five Horn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0</text:p>
          </table:table-cell>
          <table:table-cell office:value-type="string">
            <text:p>Protoceratop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2</text:p>
          </table:table-cell>
          <table:table-cell office:value-type="string">
            <text:p>Psittacosaurus</text:p>
          </table:table-cell>
          <table:table-cell office:value-type="string">
            <text:p>Ground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1</text:p>
          </table:table-cell>
          <table:table-cell office:value-type="string">
            <text:p>Salta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5</text:p>
          </table:table-cell>
          <table:table-cell office:value-type="string">
            <text:p>Shunosaurus</text:p>
          </table:table-cell>
          <table:table-cell office:value-type="string">
            <text:p>Club-Tail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7</text:p>
          </table:table-cell>
          <table:table-cell office:value-type="string">
            <text:p>Stegosaurus</text:p>
          </table:table-cell>
          <table:table-cell office:value-type="string">
            <text:p>Step Up to the Plat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6</text:p>
          </table:table-cell>
          <table:table-cell office:value-type="string">
            <text:p>Stygimoloch</text:p>
          </table:table-cell>
          <table:table-cell office:value-type="string">
            <text:p>Ramming Spe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8</text:p>
          </table:table-cell>
          <table:table-cell office:value-type="string">
            <text:p>Styraca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0</text:p>
          </table:table-cell>
          <table:table-cell office:value-type="string">
            <text:p>Supersaurus</text:p>
          </table:table-cell>
          <table:table-cell office:value-type="string">
            <text:p>Lizard W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4</text:p>
          </table:table-cell>
          <table:table-cell office:value-type="string">
            <text:p>Thescelosaurus</text:p>
          </table:table-cell>
          <table:table-cell office:value-type="string">
            <text:p>Lizard G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3</text:p>
          </table:table-cell>
          <table:table-cell office:value-type="string">
            <text:p>Triceratops</text:p>
          </table:table-cell>
          <table:table-cell office:value-type="string">
            <text:p>Three-Pronged Att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7</text:p>
          </table:table-cell>
          <table:table-cell office:value-type="string">
            <text:p>Tsintaosaurus</text:p>
          </table:table-cell>
          <table:table-cell office:value-type="string">
            <text:p>Qingdao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5</text:p>
          </table:table-cell>
          <table:table-cell office:value-type="string">
            <text:p>Denny</text:p>
          </table:table-cell>
          <table:table-cell office:value-type="string">
            <text:p>Interspecie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both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7</text:p>
          </table:table-cell>
          <table:table-cell office:value-type="string">
            <text:p>Flores Man</text:p>
          </table:table-cell>
          <table:table-cell office:value-type="string">
            <text:p>Nearly Comple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1</text:p>
          </table:table-cell>
          <table:table-cell office:value-type="string">
            <text:p>Homo Ergaster</text:p>
          </table:table-cell>
          <table:table-cell office:value-type="string">
            <text:p>Working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ngenious Inven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4</text:p>
          </table:table-cell>
          <table:table-cell office:value-type="string">
            <text:p>Homo Habilis</text:p>
          </table:table-cell>
          <table:table-cell office:value-type="string">
            <text:p>Handy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9</text:p>
          </table:table-cell>
          <table:table-cell office:value-type="string">
            <text:p>Homo Heidelbergensis</text:p>
          </table:table-cell>
          <table:table-cell office:value-type="string">
            <text:p>Getting B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tone Too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5</text:p>
          </table:table-cell>
          <table:table-cell office:value-type="string">
            <text:p>Homo Sapiens</text:p>
          </table:table-cell>
          <table:table-cell office:value-type="string">
            <text:p>The Human Conditio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2</text:p>
          </table:table-cell>
          <table:table-cell office:value-type="string">
            <text:p>Java Man</text:p>
          </table:table-cell>
          <table:table-cell office:value-type="string">
            <text:p>The Missing Link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rilliant Human Bod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3</text:p>
          </table:table-cell>
          <table:table-cell office:value-type="string">
            <text:p>Kabwe 1</text:p>
          </table:table-cell>
          <table:table-cell office:value-type="string">
            <text:p>Older than it Look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8</text:p>
          </table:table-cell>
          <table:table-cell office:value-type="string">
            <text:p>Little Foot</text:p>
          </table:table-cell>
          <table:table-cell office:value-type="string">
            <text:p>Lovable Littlefoot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2</text:p>
          </table:table-cell>
          <table:table-cell office:value-type="string">
            <text:p>Lucy</text:p>
          </table:table-cell>
          <table:table-cell office:value-type="string">
            <text:p>Lucy in the Sk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Beetl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6</text:p>
          </table:table-cell>
          <table:table-cell office:value-type="string">
            <text:p>Missing Link</text:p>
          </table:table-cell>
          <table:table-cell office:value-type="string">
            <text:p>Hypothetical Intermedia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griotheri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1</text:p>
          </table:table-cell>
          <table:table-cell office:value-type="string">
            <text:p>Chicxulub Crater</text:p>
          </table:table-cell>
          <table:table-cell office:value-type="string">
            <text:p>Massive Impact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7">
            <text:p>-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0</text:p>
          </table:table-cell>
          <table:table-cell office:value-type="string">
            <text:p>Eye of Quebec</text:p>
          </table:table-cell>
          <table:table-cell office:value-type="string">
            <text:p>Triassic Vis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Ey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9</text:p>
          </table:table-cell>
          <table:table-cell office:value-type="string">
            <text:p>Garden of Ediacara</text:p>
          </table:table-cell>
          <table:table-cell office:value-type="string">
            <text:p>Evolutionary Radi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1</text:p>
          </table:table-cell>
          <table:table-cell office:value-type="string">
            <text:p>Hell Creek Formation</text:p>
          </table:table-cell>
          <table:table-cell office:value-type="string">
            <text:p>Fossil Hunting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string">
            <text:p>Hel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2</text:p>
          </table:table-cell>
          <table:table-cell office:value-type="string">
            <text:p>Lepidodendron</text:p>
          </table:table-cell>
          <table:table-cell office:value-type="string">
            <text:p>Serpent Tre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Comm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5</text:p>
          </table:table-cell>
          <table:table-cell office:value-type="string">
            <text:p>Pannotia</text:p>
          </table:table-cell>
          <table:table-cell office:value-type="string">
            <text:p>Relatively Short-Liv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4</text:p>
          </table:table-cell>
          <table:table-cell office:value-type="string">
            <text:p>Rhynie Chert</text:p>
          </table:table-cell>
          <table:table-cell office:value-type="string">
            <text:p>Plant Preserv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lant Li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6</text:p>
          </table:table-cell>
          <table:table-cell office:value-type="string">
            <text:p>Attenborosaurus</text:p>
          </table:table-cell>
          <table:table-cell office:value-type="string">
            <text:p>A True Natur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9</text:p>
          </table:table-cell>
          <table:table-cell office:value-type="string">
            <text:p>Mawsonia</text:p>
          </table:table-cell>
          <table:table-cell office:value-type="string">
            <text:p>Maw Power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6</text:p>
          </table:table-cell>
          <table:table-cell office:value-type="string">
            <text:p>Camelops</text:p>
          </table:table-cell>
          <table:table-cell office:value-type="string">
            <text:p>Hump Da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0</text:p>
          </table:table-cell>
          <table:table-cell office:value-type="string">
            <text:p>Castoroides</text:p>
          </table:table-cell>
          <table:table-cell office:value-type="string">
            <text:p>Extended Underwater Activit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9</text:p>
          </table:table-cell>
          <table:table-cell office:value-type="string">
            <text:p>Cave Bear</text:p>
          </table:table-cell>
          <table:table-cell office:value-type="string">
            <text:p>Hiding Ou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Natural Monument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Natural Monuments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3</text:p>
          </table:table-cell>
          <table:table-cell office:value-type="string">
            <text:p>Celebochoerus</text:p>
          </table:table-cell>
          <table:table-cell office:value-type="string">
            <text:p>Celeb Gossip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2</text:p>
          </table:table-cell>
          <table:table-cell office:value-type="string">
            <text:p>Ceratogaulus</text:p>
          </table:table-cell>
          <table:table-cell office:value-type="string">
            <text:p>Horned Defens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1</text:p>
          </table:table-cell>
          <table:table-cell office:value-type="string">
            <text:p>Columbian Mammoth</text:p>
          </table:table-cell>
          <table:table-cell office:value-type="string">
            <text:p>Mammoth Mammoth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40">
            <text:p>-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6</text:p>
          </table:table-cell>
          <table:table-cell office:value-type="string">
            <text:p>Cronopio</text:p>
          </table:table-cell>
          <table:table-cell office:value-type="string">
            <text:p>Gone Nutty!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mil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Mega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7</text:p>
          </table:table-cell>
          <table:table-cell office:value-type="string">
            <text:p>Doedicurus</text:p>
          </table:table-cell>
          <table:table-cell office:value-type="string">
            <text:p>Shell to Pa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lypt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iant Armadill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7</text:p>
          </table:table-cell>
          <table:table-cell office:value-type="string">
            <text:p>Hagerman Horse</text:p>
          </table:table-cell>
          <table:table-cell office:value-type="string">
            <text:p>Quarr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Horse</text:p>
          </table:table-cell>
          <table:table-cell table:number-columns-repeated="4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5</text:p>
          </table:table-cell>
          <table:table-cell office:value-type="string">
            <text:p>Kyptoceras</text:p>
          </table:table-cell>
          <table:table-cell office:value-type="string">
            <text:p>Kyptonit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4</text:p>
          </table:table-cell>
          <table:table-cell office:value-type="string">
            <text:p>Macrauchenia</text:p>
          </table:table-cell>
          <table:table-cell office:value-type="string">
            <text:p>Llama Drama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0</text:p>
          </table:table-cell>
          <table:table-cell office:value-type="string">
            <text:p>Megaloceros</text:p>
          </table:table-cell>
          <table:table-cell office:value-type="string">
            <text:p>Great Horn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jallarhor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2</text:p>
          </table:table-cell>
          <table:table-cell office:value-type="string">
            <text:p>Megalonyx</text:p>
          </table:table-cell>
          <table:table-cell office:value-type="string">
            <text:p>Jefferson's Bones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Declaration of Independa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2</text:p>
          </table:table-cell>
          <table:table-cell office:value-type="string">
            <text:p>Short-faced Bear</text:p>
          </table:table-cell>
          <table:table-cell office:value-type="string">
            <text:p>Role Rev-Ursa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string">
            <text:p>&gt;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1</text:p>
          </table:table-cell>
          <table:table-cell office:value-type="string">
            <text:p>Sinomegaceros</text:p>
          </table:table-cell>
          <table:table-cell office:value-type="string">
            <text:p>Giant Deer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Megalocero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9</text:p>
          </table:table-cell>
          <table:table-cell office:value-type="string">
            <text:p>Straight-Tusked Elephant</text:p>
          </table:table-cell>
          <table:table-cell office:value-type="string">
            <text:p>Straight-Forward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4</text:p>
          </table:table-cell>
          <table:table-cell office:value-type="string">
            <text:p>Tasmanian Emu</text:p>
          </table:table-cell>
          <table:table-cell office:value-type="string">
            <text:p>Tas-Team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asmanian Devi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8</text:p>
          </table:table-cell>
          <table:table-cell office:value-type="string">
            <text:p>Thylacoleo</text:p>
          </table:table-cell>
          <table:table-cell office:value-type="string">
            <text:p>Wounding Bit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3</text:p>
          </table:table-cell>
          <table:table-cell office:value-type="string">
            <text:p>Woolly Rhino</text:p>
          </table:table-cell>
          <table:table-cell office:value-type="string">
            <text:p>Crash Te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Black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4">14/03/2026</text:date>, <text:time>19:1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3-14T19:15:08</dc:date>
    <meta:editing-duration>PT14H8M16S</meta:editing-duration>
    <meta:editing-cycles>252</meta:editing-cycles>
    <meta:generator>OpenOffice/4.1.14$Win32 OpenOffice.org_project/4114m1$Build-9811</meta:generator>
    <dc:creator>Cecil La</dc:creator>
    <meta:document-statistic meta:table-count="2" meta:cell-count="5871" meta:object-count="0"/>
  </office:meta>
</office:document-meta>
</file>